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8e6" officeooo:paragraph-rsid="0019a8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no 0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3:00:37.939833575</meta:creation-date>
    <dc:date>2020-07-04T23:01:11.071053259</dc:date>
    <meta:editing-duration>PT33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8"/>
    <meta:generator>LibreOffice/6.4.3.2$Linux_X86_64 LibreOffice_project/40$Build-2</meta:generator>
  </office:meta>
</office:document-meta>
</file>